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weight="bold" officeooo:rsid="001fd8ee" officeooo:paragraph-rsid="001fd8ee" style:font-weight-asian="bold" style:font-weight-complex="bold"/>
    </style:style>
    <style:style style:name="P2" style:family="paragraph" style:parent-style-name="Standard">
      <style:text-properties style:font-name="FreeMono" fo:font-weight="bold" officeooo:rsid="0020dbf4" officeooo:paragraph-rsid="0020dbf4" style:font-weight-asian="bold" style:font-weight-complex="bold"/>
    </style:style>
    <style:style style:name="P3" style:family="paragraph" style:parent-style-name="Standard">
      <style:text-properties style:font-name="FreeMono" fo:font-weight="normal" officeooo:rsid="0014b26d" officeooo:paragraph-rsid="001fd8ee" style:font-weight-asian="normal" style:font-weight-complex="normal"/>
    </style:style>
    <style:style style:name="P4" style:family="paragraph" style:parent-style-name="Standard">
      <style:text-properties style:font-name="FreeMono" fo:font-weight="normal" officeooo:rsid="001fd8ee" officeooo:paragraph-rsid="001fd8ee" style:font-weight-asian="normal" style:font-weight-complex="normal"/>
    </style:style>
    <style:style style:name="P5" style:family="paragraph" style:parent-style-name="Standard">
      <style:text-properties style:font-name="FreeMono" fo:font-weight="normal" officeooo:rsid="001fd8ee" officeooo:paragraph-rsid="00200124" style:font-weight-asian="normal" style:font-weight-complex="normal"/>
    </style:style>
    <style:style style:name="P6" style:family="paragraph" style:parent-style-name="Standard">
      <style:text-properties style:font-name="FreeMono" fo:font-weight="normal" officeooo:rsid="001fd8ee" officeooo:paragraph-rsid="0020dbf4" style:font-weight-asian="normal" style:font-weight-complex="normal"/>
    </style:style>
    <style:style style:name="P7" style:family="paragraph" style:parent-style-name="Standard">
      <style:text-properties style:font-name="FreeMono" fo:font-weight="normal" officeooo:rsid="00200124" officeooo:paragraph-rsid="00200124" style:font-weight-asian="normal" style:font-weight-complex="normal"/>
    </style:style>
    <style:style style:name="P8" style:family="paragraph" style:parent-style-name="Standard">
      <style:text-properties style:font-name="FreeMono" fo:font-weight="normal" officeooo:rsid="0020dbf4" officeooo:paragraph-rsid="0020dbf4" style:font-weight-asian="normal" style:font-weight-complex="normal"/>
    </style:style>
    <style:style style:name="P9" style:family="paragraph" style:parent-style-name="Standard">
      <style:text-properties style:font-name="FreeMono" fo:font-weight="normal" officeooo:rsid="0020dbf4" officeooo:paragraph-rsid="0021e74c" style:font-weight-asian="normal" style:font-weight-complex="normal"/>
    </style:style>
    <style:style style:name="P10" style:family="paragraph" style:parent-style-name="Standard">
      <style:text-properties style:font-name="FreeMono" fo:font-weight="normal" officeooo:rsid="0021e74c" officeooo:paragraph-rsid="0021e74c" style:font-weight-asian="normal" style:font-weight-complex="normal"/>
    </style:style>
    <style:style style:name="P11" style:family="paragraph" style:parent-style-name="Standard">
      <style:text-properties style:font-name="FreeMono" fo:font-weight="normal" officeooo:rsid="0022c535" officeooo:paragraph-rsid="0022c535" style:font-weight-asian="normal" style:font-weight-complex="normal"/>
    </style:style>
    <style:style style:name="P12" style:family="paragraph" style:parent-style-name="Standard">
      <style:text-properties fo:font-weight="normal" officeooo:rsid="0024747f" officeooo:paragraph-rsid="0024747f" style:font-weight-asian="normal" style:font-weight-complex="normal"/>
    </style:style>
    <style:style style:name="P13" style:family="paragraph" style:parent-style-name="Standard">
      <style:text-properties officeooo:paragraph-rsid="001fd8ee"/>
    </style:style>
    <style:style style:name="P14" style:family="paragraph" style:parent-style-name="Standard">
      <style:text-properties officeooo:paragraph-rsid="00200124"/>
    </style:style>
    <style:style style:name="P15" style:family="paragraph" style:parent-style-name="Standard">
      <style:text-properties officeooo:paragraph-rsid="0020dbf4"/>
    </style:style>
    <style:style style:name="P16" style:family="paragraph" style:parent-style-name="Standard">
      <style:text-properties officeooo:rsid="0020dbf4" officeooo:paragraph-rsid="0020dbf4"/>
    </style:style>
    <style:style style:name="P17" style:family="paragraph" style:parent-style-name="Standard">
      <style:text-properties fo:color="#729fcf" style:font-name="FreeMono" fo:font-weight="normal" officeooo:rsid="0021e74c" officeooo:paragraph-rsid="0021e74c" style:font-weight-asian="normal" style:font-weight-complex="normal"/>
    </style:style>
    <style:style style:name="P18" style:family="paragraph" style:parent-style-name="Standard">
      <style:text-properties style:use-window-font-color="true" style:font-name="FreeMono" fo:font-weight="normal" officeooo:rsid="0022c535" officeooo:paragraph-rsid="0022c535" style:font-weight-asian="normal" style:font-weight-complex="normal"/>
    </style:style>
    <style:style style:name="P19" style:family="paragraph" style:parent-style-name="Standard">
      <style:text-properties style:use-window-font-color="true" style:font-name="FreeMono" fo:font-weight="normal" officeooo:rsid="00235987" officeooo:paragraph-rsid="00235987" style:font-weight-asian="normal" style:font-weight-complex="normal"/>
    </style:style>
    <style:style style:name="P20" style:family="paragraph" style:parent-style-name="Standard">
      <style:text-properties style:use-window-font-color="true" style:font-name="FreeMono" fo:font-weight="normal" officeooo:rsid="00251331" officeooo:paragraph-rsid="00251331" style:font-weight-asian="normal" style:font-weight-complex="normal"/>
    </style:style>
    <style:style style:name="P21" style:family="paragraph" style:parent-style-name="Standard">
      <style:text-properties style:use-window-font-color="true" style:font-name="FreeMono" fo:font-weight="bold" officeooo:rsid="0022c535" officeooo:paragraph-rsid="0022c535" style:font-weight-asian="bold" style:font-weight-complex="bold"/>
    </style:style>
    <style:style style:name="P22" style:family="paragraph" style:parent-style-name="Standard">
      <style:text-properties style:use-window-font-color="true" style:font-name="FreeMono" fo:font-weight="bold" officeooo:rsid="00251331" officeooo:paragraph-rsid="00251331" style:font-weight-asian="bold" style:font-weight-complex="bold"/>
    </style:style>
    <style:style style:name="P23" style:family="paragraph" style:parent-style-name="Standard">
      <style:text-properties style:use-window-font-color="true" style:font-name="FreeMono" fo:font-weight="bold" officeooo:rsid="00266d5d" officeooo:paragraph-rsid="00251331" style:font-weight-asian="bold" style:font-weight-complex="bold"/>
    </style:style>
    <style:style style:name="P24" style:family="paragraph" style:parent-style-name="Standard">
      <style:text-properties fo:font-weight="bold" officeooo:rsid="0024747f" officeooo:paragraph-rsid="0024747f" style:font-weight-asian="bold" style:font-weight-complex="bold"/>
    </style:style>
    <style:style style:name="P2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FreeMono" fo:font-weight="normal" officeooo:rsid="001fd8ee" officeooo:paragraph-rsid="001fd8ee" style:font-weight-asian="normal" style:font-weight-complex="normal"/>
    </style:style>
    <style:style style:name="P2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FreeMono" fo:font-weight="normal" officeooo:rsid="001fd8ee" officeooo:paragraph-rsid="00200124" style:font-weight-asian="normal" style:font-weight-complex="normal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FreeMono" fo:font-weight="normal" officeooo:rsid="001fd8ee" officeooo:paragraph-rsid="0020dbf4" style:font-weight-asian="normal" style:font-weight-complex="normal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font-name="FreeMono" fo:font-weight="normal" officeooo:rsid="0021e74c" officeooo:paragraph-rsid="0021e74c" style:font-weight-asian="normal" style:font-weight-complex="normal"/>
    </style:style>
    <style:style style:name="P2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00124"/>
    </style:style>
    <style:style style:name="P3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fd8ee"/>
    </style:style>
    <style:style style:name="P3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FreeMono" fo:font-weight="normal" officeooo:rsid="00251331" officeooo:paragraph-rsid="00251331" style:font-weight-asian="normal" style:font-weight-complex="normal"/>
    </style:style>
    <style:style style:name="P32" style:family="paragraph" style:parent-style-name="Standard">
      <style:paragraph-properties fo:break-before="column"/>
      <style:text-properties style:font-name="FreeMono" fo:font-weight="bold" officeooo:rsid="0021e74c" officeooo:paragraph-rsid="0021e74c" style:font-weight-asian="bold" style:font-weight-complex="bold"/>
    </style:style>
    <style:style style:name="P33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font-name="FreeMono" fo:font-weight="normal" officeooo:rsid="0020dbf4" officeooo:paragraph-rsid="0020dbf4" style:font-weight-asian="normal" style:font-weight-complex="normal"/>
    </style:style>
    <style:style style:name="P34" style:family="paragraph" style:parent-style-name="Standard">
      <style:paragraph-properties fo:break-before="page"/>
      <style:text-properties style:font-name="FreeMono" fo:font-weight="bold" officeooo:rsid="0020dbf4" officeooo:paragraph-rsid="0020dbf4" style:font-weight-asian="bold" style:font-weight-complex="bold"/>
    </style:style>
    <style:style style:name="P35" style:family="paragraph" style:parent-style-name="Standard">
      <style:text-properties style:font-name="FreeMono" fo:font-weight="normal" officeooo:rsid="00200124" officeooo:paragraph-rsid="00200124" style:font-weight-asian="normal" style:font-weight-complex="normal"/>
    </style:style>
    <style:style style:name="P36" style:family="paragraph" style:parent-style-name="Standard">
      <style:text-properties style:font-name="FreeMono" fo:font-weight="normal" officeooo:rsid="0020dbf4" officeooo:paragraph-rsid="0020dbf4" style:font-weight-asian="normal" style:font-weight-complex="normal"/>
    </style:style>
    <style:style style:name="P37" style:family="paragraph" style:parent-style-name="Standard">
      <style:text-properties style:font-name="FreeMono" fo:font-weight="normal" officeooo:rsid="0021e74c" officeooo:paragraph-rsid="0021e74c" style:font-weight-asian="normal" style:font-weight-complex="normal"/>
    </style:style>
    <style:style style:name="P38" style:family="paragraph" style:parent-style-name="Standard">
      <style:text-properties fo:color="#729fcf" style:font-name="FreeMono" fo:font-weight="normal" officeooo:rsid="0022c535" officeooo:paragraph-rsid="0022c535" style:font-weight-asian="normal" style:font-weight-complex="normal"/>
    </style:style>
    <style:style style:name="P39" style:family="paragraph" style:parent-style-name="Standard">
      <style:text-properties style:use-window-font-color="true" style:font-name="FreeMono" fo:font-weight="bold" officeooo:rsid="0024747f" officeooo:paragraph-rsid="0024747f" style:font-weight-asian="bold" style:font-weight-complex="bold"/>
    </style:style>
    <style:style style:name="P40" style:family="paragraph" style:parent-style-name="Standard">
      <style:text-properties style:use-window-font-color="true" style:font-name="FreeMono" fo:font-weight="bold" officeooo:rsid="00251331" officeooo:paragraph-rsid="00251331" style:font-weight-asian="bold" style:font-weight-complex="bold"/>
    </style:style>
    <style:style style:name="P41" style:family="paragraph" style:parent-style-name="Standard">
      <style:text-properties style:use-window-font-color="true" style:font-name="FreeMono" fo:font-weight="normal" officeooo:rsid="0024747f" officeooo:paragraph-rsid="0024747f" style:font-weight-asian="normal" style:font-weight-complex="normal"/>
    </style:style>
    <style:style style:name="P42" style:family="paragraph" style:parent-style-name="Standard">
      <style:text-properties style:use-window-font-color="true" style:font-name="FreeMono" fo:font-weight="normal" officeooo:rsid="00251331" officeooo:paragraph-rsid="00251331" style:font-weight-asian="normal" style:font-weight-complex="normal"/>
    </style:style>
    <style:style style:name="P4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FreeMono" fo:font-weight="normal" officeooo:rsid="0024747f" officeooo:paragraph-rsid="0024747f" style:font-weight-asian="normal" style:font-weight-complex="normal"/>
    </style:style>
    <style:style style:name="P4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use-window-font-color="true" style:font-name="FreeMono" fo:font-weight="normal" officeooo:rsid="00251331" officeooo:paragraph-rsid="00251331" style:font-weight-asian="normal" style:font-weight-complex="normal"/>
    </style:style>
    <style:style style:name="P45" style:family="paragraph" style:parent-style-name="Standard">
      <style:paragraph-properties style:border-line-width-bottom="0.012cm 0.012cm 0.012cm" fo:padding-left="0cm" fo:padding-right="0cm" fo:padding-top="0cm" fo:padding-bottom="0.074cm" fo:border-left="none" fo:border-right="none" fo:border-top="none" fo:border-bottom="1.05pt double #000000" style:join-border="false"/>
      <style:text-properties style:use-window-font-color="true" style:font-name="FreeMono" fo:font-weight="normal" officeooo:rsid="00251331" officeooo:paragraph-rsid="00251331" style:font-weight-asian="normal" style:font-weight-complex="normal"/>
    </style:style>
    <style:style style:name="P46" style:family="paragraph" style:parent-style-name="Footer">
      <style:paragraph-properties fo:text-align="end" style:justify-single-word="false"/>
      <style:text-properties officeooo:rsid="00278721" officeooo:paragraph-rsid="00278721"/>
    </style:style>
    <style:style style:name="T1" style:family="text">
      <style:text-properties fo:color="#ff0000"/>
    </style:style>
    <style:style style:name="T2" style:family="text">
      <style:text-properties fo:color="#ff0000" style:font-name="FreeMono" fo:font-weight="normal" officeooo:rsid="001fd8ee" style:font-weight-asian="normal" style:font-weight-complex="normal"/>
    </style:style>
    <style:style style:name="T3" style:family="text">
      <style:text-properties fo:color="#ff0000" fo:background-color="transparent" loext:char-shading-value="0"/>
    </style:style>
    <style:style style:name="T4" style:family="text">
      <style:text-properties officeooo:rsid="00200124"/>
    </style:style>
    <style:style style:name="T5" style:family="text">
      <style:text-properties style:font-name="FreeMono" fo:font-weight="normal" style:font-weight-asian="normal" style:font-weight-complex="normal"/>
    </style:style>
    <style:style style:name="T6" style:family="text">
      <style:text-properties style:font-name="FreeMono" fo:font-weight="normal" officeooo:rsid="00200124" style:font-weight-asian="normal" style:font-weight-complex="normal"/>
    </style:style>
    <style:style style:name="T7" style:family="text">
      <style:text-properties style:font-name="FreeMono" fo:font-weight="normal" officeooo:rsid="001fd8ee" style:font-weight-asian="normal" style:font-weight-complex="normal"/>
    </style:style>
    <style:style style:name="T8" style:family="text">
      <style:text-properties style:font-name="FreeMono" fo:font-weight="normal" officeooo:rsid="0020dbf4" style:font-weight-asian="normal" style:font-weight-complex="normal"/>
    </style:style>
    <style:style style:name="T9" style:family="text">
      <style:text-properties fo:color="#729fcf"/>
    </style:style>
    <style:style style:name="T10" style:family="text">
      <style:text-properties fo:color="#729fcf" style:font-name="FreeMono" fo:font-weight="normal" officeooo:rsid="001fd8ee" style:font-weight-asian="normal" style:font-weight-complex="normal"/>
    </style:style>
    <style:style style:name="T11" style:family="text">
      <style:text-properties fo:color="#729fcf" style:font-name="FreeMono" fo:font-weight="normal" officeooo:rsid="00200124" style:font-weight-asian="normal" style:font-weight-complex="normal"/>
    </style:style>
    <style:style style:name="T12" style:family="text">
      <style:text-properties fo:color="#729fcf" style:font-name="FreeMono" fo:font-weight="normal" officeooo:rsid="0020dbf4" style:font-weight-asian="normal" style:font-weight-complex="normal"/>
    </style:style>
    <style:style style:name="T13" style:family="text">
      <style:text-properties fo:color="#729fcf" officeooo:rsid="00200124"/>
    </style:style>
    <style:style style:name="T14" style:family="text">
      <style:text-properties fo:color="#729fcf" officeooo:rsid="0020dbf4"/>
    </style:style>
    <style:style style:name="T15" style:family="text">
      <style:text-properties fo:color="#729fcf" style:text-position="super 58%" officeooo:rsid="0020dbf4"/>
    </style:style>
    <style:style style:name="T16" style:family="text">
      <style:text-properties officeooo:rsid="0020dbf4"/>
    </style:style>
    <style:style style:name="T17" style:family="text">
      <style:text-properties style:use-window-font-color="true" officeooo:rsid="00200124"/>
    </style:style>
    <style:style style:name="T18" style:family="text">
      <style:text-properties style:use-window-font-color="true" style:font-name="FreeMono"/>
    </style:style>
    <style:style style:name="T19" style:family="text">
      <style:text-properties style:use-window-font-color="true" style:font-name="FreeMono" fo:font-weight="normal" style:font-weight-asian="normal" style:font-weight-complex="normal"/>
    </style:style>
    <style:style style:name="T20" style:family="text">
      <style:text-properties officeooo:rsid="0021e74c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čítání</text:p>
      <text:p text:style-name="P3"><text:a xlink:type="simple" xlink:href="https://trachtenbergspeedmath.com/" text:style-name="Internet_20_link" text:visited-style-name="Visited_20_Internet_20_Link">https://trachtenbergspeedmath.com/</text:a></text:p>
      <text:p text:style-name="P3"/>
      <text:p text:style-name="P4"><text:s text:c="10"/>3 <text:s/>5 <text:s/>6</text:p>
      <text:p text:style-name="P4"><text:s text:c="10"/>6 <text:s/>8 <text:s/>2</text:p>
      <text:p text:style-name="P30"><text:span text:style-name="T7"><text:s text:c="10"/></text:span><text:span text:style-name="T6">9</text:span><text:span text:style-name="T7"> <text:s/>9 <text:s/>7</text:span></text:p>
      <text:p text:style-name="P4">průběžné</text:p>
      <text:p text:style-name="P25">značek</text:p>
      <text:p text:style-name="P4">celkem</text:p>
      <text:p text:style-name="P4"/>
      <text:p text:style-name="P4">Sčítám jednotlivá čísla po sloupcích. Kdykoliv když součet vyjde větší, nebo rovno 11, udělám si značku a odečtu 11 od aktuálního součtu. Následně pokračuji s dalším číslem, výsledek zapíšu do kolonky „průběžné“.</text:p>
      <text:p text:style-name="P4"/>
      <text:p text:style-name="P4">První sloupec:</text:p>
      <text:p text:style-name="P4">* 6 + 2 = 8</text:p>
      <text:p text:style-name="P4">* 8 + 7 = 15 (&gt;<text:span text:style-name="T4">=</text:span>11, zapíšu značku a odečtu 11) 15 – 11 = 4</text:p>
      <text:p text:style-name="P4">* průběžné = 4</text:p>
      <text:p text:style-name="P4">Druhý sloupec:</text:p>
      <text:p text:style-name="P4">* 5 + 8 = 13 (&gt;<text:span text:style-name="T4">=</text:span>11, 13 – 11 = 2)</text:p>
      <text:p text:style-name="P4">* 2 + 9 = <text:span text:style-name="T4">11 (&gt;=11, 11 – 11 = 0</text:span></text:p>
      <text:p text:style-name="P4"/>
      <text:p text:style-name="P4"><text:s text:c="10"/>3 <text:s/>5 <text:s/>6</text:p>
      <text:p text:style-name="P4"><text:s text:c="10"/>6 <text:s/>8<text:span text:style-name="T1">/</text:span> 2</text:p>
      <text:p text:style-name="P30"><text:span text:style-name="T7"><text:s text:c="10"/></text:span><text:span text:style-name="T6">9</text:span><text:span text:style-name="T2">/</text:span><text:span text:style-name="T7"> 9</text:span><text:span text:style-name="T2">/</text:span><text:span text:style-name="T7"> 7</text:span><text:span text:style-name="T2">/</text:span></text:p>
      <text:p text:style-name="P13"><text:span text:style-name="T7">průběžné <text:s/></text:span><text:span text:style-name="T6">7</text:span><text:span text:style-name="T7"> <text:s/></text:span><text:span text:style-name="T6">0</text:span><text:span text:style-name="T7"> <text:s/>4</text:span></text:p>
      <text:p text:style-name="P25">značek</text:p>
      <text:p text:style-name="P4">celkem</text:p>
      <text:p text:style-name="P4"/>
      <text:p text:style-name="P7">Následně sečtu počet značek na sloupec a zapíšu do kolonky „značek“</text:p>
      <text:p text:style-name="P7"/>
      <text:p text:style-name="P5"><text:s text:c="10"/>3 <text:s/>5 <text:s/>6</text:p>
      <text:p text:style-name="P5"><text:s text:c="10"/>6 <text:s/>8<text:span text:style-name="T1">/</text:span> 2</text:p>
      <text:p text:style-name="P29"><text:span text:style-name="T7"><text:s text:c="10"/></text:span><text:span text:style-name="T6">9</text:span><text:span text:style-name="T2">/</text:span><text:span text:style-name="T7"> 9</text:span><text:span text:style-name="T2">/</text:span><text:span text:style-name="T7"> 7</text:span><text:span text:style-name="T2">/</text:span></text:p>
      <text:p text:style-name="P14"><text:span text:style-name="T7">průběžné <text:s/></text:span><text:span text:style-name="T6">7</text:span><text:span text:style-name="T7"> <text:s/></text:span><text:span text:style-name="T6">0</text:span><text:span text:style-name="T7"> <text:s/>4</text:span></text:p>
      <text:p text:style-name="P26">značek <text:s text:c="3"/><text:span text:style-name="T4">1 <text:s/>2 <text:s/>1</text:span></text:p>
      <text:p text:style-name="P5">celkem</text:p>
      <text:p text:style-name="P5"/>
      <text:p text:style-name="P7">Nyní z těchto mezi-výpočtů spočítáme výsledek. Opět budeme sčítat po sloupcích, ale tentokráte přidáme i počet značek z předchozího sloupce, případně i desítky z předchozího výsledku.</text:p>
      <text:p text:style-name="P7"/>
      <text:p text:style-name="P16"><text:span text:style-name="T6">P</text:span><text:span text:style-name="T5">rvní sloupec 4+1=5</text:span></text:p>
      <text:p text:style-name="P14"><text:span text:style-name="T7">průběžné <text:s/></text:span><text:span text:style-name="T6">7</text:span><text:span text:style-name="T7"> <text:s/></text:span><text:span text:style-name="T6">0</text:span><text:span text:style-name="T7"> <text:s/></text:span><text:span text:style-name="T10">4</text:span></text:p>
      <text:p text:style-name="P26">značek <text:s text:c="3"/><text:span text:style-name="T4">1 <text:s/>2 <text:s/></text:span><text:span text:style-name="T13">1</text:span></text:p>
      <text:p text:style-name="P5"><text:span text:style-name="T4">celkem <text:s text:c="9"/></text:span><text:span text:style-name="T14">5</text:span></text:p>
      <text:p text:style-name="P8"/>
      <text:p text:style-name="P8">Druhý sloupec 0+2+1=3</text:p>
      <text:p text:style-name="P15"><text:span text:style-name="T7">průběžné <text:s/></text:span><text:span text:style-name="T6">7</text:span><text:span text:style-name="T7"> <text:s/></text:span><text:span text:style-name="T11">0</text:span><text:span text:style-name="T7"> <text:s/>4</text:span></text:p>
      <text:p text:style-name="P27">značek <text:s text:c="3"/><text:span text:style-name="T4">1 <text:s/></text:span><text:span text:style-name="T13">2 <text:s/>1</text:span></text:p>
      <text:p text:style-name="P6">celkem <text:s text:c="6"/><text:span text:style-name="T14">3</text:span><text:span text:style-name="T16"> <text:s/>5</text:span></text:p>
      <text:p text:style-name="P6"/>
      <text:p text:style-name="P8">Třetí sloupec 7+1+2=10 (píši 0 a do příštího sloupce přičítám počet desítek → 1)</text:p>
      <text:p text:style-name="P15"><text:span text:style-name="T7">průběžné <text:s/></text:span><text:span text:style-name="T11">7</text:span><text:span text:style-name="T7"> <text:s/></text:span><text:span text:style-name="T6">0</text:span><text:span text:style-name="T7"> <text:s/>4</text:span></text:p>
      <text:p text:style-name="P27">značek <text:s text:c="3"/><text:span text:style-name="T13">1</text:span><text:span text:style-name="T4"> <text:s/></text:span><text:span text:style-name="T13">2</text:span><text:span text:style-name="T4"> <text:s/>1</text:span></text:p>
      <text:p text:style-name="P6">celkem <text:s text:c="2"/><text:span text:style-name="T15">1</text:span><text:span text:style-name="T14">0</text:span><text:span text:style-name="T16"> <text:s/>3 <text:s/>5</text:span></text:p>
      <text:p text:style-name="P6"/>
      <text:p text:style-name="P8">Čtvrtý sloupec 0+0+1+1=2</text:p>
      <text:p text:style-name="P15"><text:span text:style-name="T7">průběžné <text:s/></text:span><text:span text:style-name="T12">0</text:span><text:span text:style-name="T8"> <text:s/></text:span><text:span text:style-name="T6">7</text:span><text:span text:style-name="T7"> <text:s/></text:span><text:span text:style-name="T6">0</text:span><text:span text:style-name="T7"> <text:s/>4</text:span></text:p>
      <text:p text:style-name="P27">značek <text:s text:c="3"/><text:span text:style-name="T14">0</text:span><text:span text:style-name="T16"> <text:s/></text:span><text:span text:style-name="T13">1</text:span><text:span text:style-name="T4"> <text:s/></text:span><text:span text:style-name="T17">2</text:span><text:span text:style-name="T4"> <text:s/>1</text:span></text:p>
      <text:p text:style-name="P6">celkem <text:s text:c="3"/><text:span text:style-name="T16">2</text:span> <text:s/><text:span text:style-name="T15">1</text:span><text:span text:style-name="T16">0 3 <text:s/>5</text:span></text:p>
      <text:p text:style-name="P6"/>
      <text:p text:style-name="P33">Výsledek: 2035</text:p>
      <text:p text:style-name="P8"/>
      <text:p text:style-name="P8"/>
      <text:p text:style-name="P8"/>
      <text:p text:style-name="P8"/>
      <text:p text:style-name="P2">Kontrola</text:p>
      <text:p text:style-name="P8">Pro kontrolu výsledku je možné využít zbytek po dělení 9, který , pro základní aritmetické operace, zůstává shodný. Výhodou je, že jeho hodnotu získáme opakovaným součtem jednotlivých cifer čísla.</text:p>
      <text:p text:style-name="P8"/>
      <text:p text:style-name="P8">356/9=39 (+ zbytek 5)</text:p>
      <text:p text:style-name="P8">3+5+6=<text:span text:style-name="T20">14 (není jednociferné)</text:span></text:p>
      <text:p text:style-name="P10">1+4=5 (to je náš zbytek)</text:p>
      <text:p text:style-name="P10"/>
      <text:p text:style-name="P10">Nyní pro celý příklad:</text:p>
      <text:p text:style-name="P10"><text:s text:c="2"/>3 5 6 <text:s text:c="3"/>3+5+6=&gt;14=&gt;5</text:p>
      <text:p text:style-name="P10"><text:s text:c="2"/>6 8 2 <text:s text:c="3"/>6+8+2=&gt;16=&gt;7</text:p>
      <text:p text:style-name="P28"><text:s text:c="2"/>9 9 7 <text:s text:c="3"/>9+9+7=&gt;25=&gt;7</text:p>
      <text:p text:style-name="P10">2 0 3 5 <text:s/>2+0+3+5=&gt;10=&gt;1</text:p>
      <text:p text:style-name="P10"/>
      <text:p text:style-name="P10">Nyní vypočteme se zástupnými čísly: 5+7+7=19=&gt;10=&gt;1</text:p>
      <text:p text:style-name="P10"/>
      <text:p text:style-name="P10">Vyšlo nám, že 1 == 1, takže s velkou pravděpodobností máme vše správně.</text:p>
      <text:p text:style-name="P34">Násobení čísel blízko 10</text:p>
      <text:p text:style-name="P8">Násobení čísel je možné převést na součet a násobek doplňkových čísel a tím v některých případech zjednodušit postup.</text:p>
      <text:p text:style-name="P8"/>
      <text:p text:style-name="P10">8 * 6 =</text:p>
      <text:p text:style-name="P8"/>
      <text:p text:style-name="P10">Pokud jsou čísla blízká 10, můžeme si dopočíst doplňková čísla podle toho, kolik chybí do 10 a zapíšeme si je pod naše čísla.</text:p>
      <text:p text:style-name="P8"/>
      <text:p text:style-name="P8">8 <text:s/>* <text:s/>6 <text:s/>=</text:p>
      <text:p text:style-name="P10">2 <text:s text:c="4"/>4</text:p>
      <text:p text:style-name="P10"/>
      <text:p text:style-name="P10">Nyní můžeme snadno přibližně určit desítkovou hodnotu našeho výsledku odečtením jednoho doplňkového čísla od původní hodnoty druhého čísla (křížem). Tedy 6-2, nebo 8-4 (vyjde vždy shodné číslo, záleží jen na nás, které si vybereme)</text:p>
      <text:p text:style-name="P10"/>
      <text:p text:style-name="P9"><text:span text:style-name="T1">8</text:span> <text:s/>* <text:s/><text:span text:style-name="T9">6</text:span> <text:s/>= <text:s/><text:span text:style-name="T20">4</text:span></text:p>
      <text:p text:style-name="P10"><text:span text:style-name="T9">2</text:span> <text:s text:c="4"/><text:span text:style-name="T1">4</text:span></text:p>
      <text:p text:style-name="P10"/>
      <text:p text:style-name="P10">Nyní potřebujeme dopočíst jednotkovou část. Zde již budeme muset násobit a to právě naše doplňková čísla: 2 * 4 = 8</text:p>
      <text:p text:style-name="P10"/>
      <text:p text:style-name="P9">8 <text:s/>* <text:s/>6 <text:s/>= <text:span text:style-name="T20">48</text:span></text:p>
      <text:p text:style-name="P17">2 <text:s text:c="4"/>4</text:p>
      <text:p text:style-name="P11"/>
      <text:p text:style-name="P10">V případě, že při násobení vyjde číslo větší, než 10 musíme o hodnotu desítek zvětšit původní odhad (4). Tímto se budeme zabývat později.</text:p>
      <text:p text:style-name="P10"/>
      <text:p text:style-name="P10">Příklady:</text:p>
      <text:p text:style-name="P10">9 * 9 =</text:p>
      <text:p text:style-name="P10"/>
      <text:p text:style-name="P10">8 * 8 =</text:p>
      <text:p text:style-name="P10"/>
      <text:p text:style-name="P10">7 * 7 =</text:p>
      <text:p text:style-name="P10"/>
      <text:p text:style-name="P10">4 * 9 =</text:p>
      <text:p text:style-name="P10"/>
      <text:p text:style-name="P10">8 * 9 =</text:p>
      <text:p text:style-name="P10"/>
      <text:p text:style-name="P10">9 * 6 =</text:p>
      <text:p text:style-name="P10"/>
      <text:p text:style-name="P10">5 * 9 =</text:p>
      <text:p text:style-name="P10"/>
      <text:p text:style-name="P10">8 * 7 =</text:p>
      <text:p text:style-name="P32">Násobení čísel blízko 100</text:p>
      <text:p text:style-name="P10">Podobně lze násobit i dvojciferná čísla blízko hodnoty 100.</text:p>
      <text:p text:style-name="P10"/>
      <text:p text:style-name="P11">96 * 97 =</text:p>
      <text:p text:style-name="P11"/>
      <text:p text:style-name="P11">Tentokrát nás bude zajímat o kolik je číslo menší, než 100</text:p>
      <text:p text:style-name="P11"/>
      <text:p text:style-name="P11">96 * 97 =</text:p>
      <text:p text:style-name="P11"><text:s/>4 <text:s text:c="3"/>3</text:p>
      <text:p text:style-name="P11"/>
      <text:p text:style-name="P11">Opět odečteme křížem hodnotu doplňkového čísla od protějšího původního a opět je jedno které si zvolíme (97-4 nebo 96-3 = 93)</text:p>
      <text:p text:style-name="P11"/>
      <text:p text:style-name="P11"><text:span text:style-name="T9">96</text:span> * <text:span text:style-name="T1">97</text:span> = 93</text:p>
      <text:p text:style-name="P11"><text:s/><text:span text:style-name="T3">4</text:span> <text:s text:c="3"/><text:span text:style-name="T9">3</text:span></text:p>
      <text:p text:style-name="P38"/>
      <text:p text:style-name="P18">Stejně jako minule nyní vynásobíme doplňková čísla a připíšeme k našemu výsledku: 4 * 3 = 12</text:p>
      <text:p text:style-name="P18"/>
      <text:p text:style-name="P11">96 * 97 = 9312</text:p>
      <text:p text:style-name="P18"><text:s/><text:span text:style-name="T9">4</text:span> <text:s text:c="3"/><text:span text:style-name="T9">3</text:span></text:p>
      <text:p text:style-name="P38"/>
      <text:p text:style-name="P18">Výsledek je tedy 9312. Opět platí, že kdyby nám vyšlo číslo větší, než 100, museli bychom stovkové hodnoty přičíst k původnímu odhadu.</text:p>
      <text:p text:style-name="P18"/>
      <text:p text:style-name="P18">Příklady:</text:p>
      <text:p text:style-name="P18">96 * 96 =</text:p>
      <text:p text:style-name="P18"/>
      <text:p text:style-name="P18">97 * 95 =</text:p>
      <text:p text:style-name="P18"/>
      <text:p text:style-name="P18">95 * 95 =</text:p>
      <text:p text:style-name="P18"/>
      <text:p text:style-name="P18">98 * 95 =</text:p>
      <text:p text:style-name="P18"/>
      <text:p text:style-name="P18">97 * 94 =</text:p>
      <text:p text:style-name="P18"/>
      <text:p text:style-name="P18">98 * 92 =</text:p>
      <text:p text:style-name="P18"/>
      <text:p text:style-name="P18">97 * 93 =</text:p>
      <text:p text:style-name="P18"/>
      <text:p text:style-name="P21">Zkouška</text:p>
      <text:p text:style-name="P18">Stejně jako pro sčítání zde platí pravidlo zbytku po dělení 9, tedy:</text:p>
      <text:p text:style-name="P18">96 * 97 = 9312 <text:s/>je to samé jako</text:p>
      <text:p text:style-name="P19">9+6 =&gt; 15 =&gt; 1+5 = 6</text:p>
      <text:p text:style-name="P19">9+7 =&gt; 16 =&gt; 1+6 = 7</text:p>
      <text:p text:style-name="P19">9+3+1+2 =&gt; 15 =&gt; 1+5 = 6</text:p>
      <text:p text:style-name="P19">Nyní dosadíme: 6 * 4 == 6</text:p>
      <text:p text:style-name="P19">6*4 = 42 =&gt; 4+2 =&gt; 6 <text:s text:c="2"/>(6 == 6)</text:p>
      <text:p text:style-name="P39"><text:soft-page-break/>Jak funguje toto násobení</text:p>
      <text:p text:style-name="P41">Předešlé jsou pouze dva příklady, kdy se číslo blíží 10 či 100, ale tato metoda funguje obecně. Pouze stačí najít vhodné referenční číslo, kterým se snadno násobí. Pro 7 * 8 je to 10, pro 96 * 97 pak 100. Úplný zápis pak bude:</text:p>
      <text:p text:style-name="P41"/>
      <text:p text:style-name="P24"><text:span text:style-name="T18">10</text:span><text:span text:style-name="T19"> <text:s/>7 * 8 = (8-3)*10 <text:s/>= <text:s/>30</text:span></text:p>
      <text:p text:style-name="P43"><text:s text:c="3"/>-3 <text:s/>-2 <text:s text:c="2"/>(-3)*(-2) = +12</text:p>
      <text:p text:style-name="P41"><text:s text:c="25"/>42</text:p>
      <text:p text:style-name="P41"/>
      <text:p text:style-name="P41">či</text:p>
      <text:p text:style-name="P41"/>
      <text:p text:style-name="P24"><text:span text:style-name="T18">100</text:span><text:span text:style-name="T19"> <text:s/>97 * 95 = (95-3)*100 = 9200</text:span></text:p>
      <text:p text:style-name="P43"><text:s text:c="5"/>-3 <text:s text:c="2"/>-5 <text:s text:c="2"/>(-3)*(-5) <text:s/>= <text:s/>+15</text:p>
      <text:p text:style-name="P41"><text:s text:c="28"/>9215</text:p>
      <text:p text:style-name="P41"/>
      <text:p text:style-name="P41">Odečítání zpravidla nedělá problémy a pokud jsou obě čísla pod referenčním číslem, násobení vyjde kladné.</text:p>
      <text:p text:style-name="P12"/>
      <text:p text:style-name="P41">Příklady:</text:p>
      <text:p text:style-name="P41"><text:s text:c="5"/>6 * 7 =</text:p>
      <text:p text:style-name="P41"/>
      <text:p text:style-name="P41"><text:s text:c="5"/>7 * 5 =</text:p>
      <text:p text:style-name="P41"/>
      <text:p text:style-name="P41"><text:s text:c="5"/>8 * 5 =</text:p>
      <text:p text:style-name="P41"/>
      <text:p text:style-name="P41"><text:s text:c="5"/>8 * 4 =</text:p>
      <text:p text:style-name="P41"/>
      <text:p text:style-name="P41"><text:s text:c="5"/>3 * 8 =</text:p>
      <text:p text:style-name="P41"/>
      <text:p text:style-name="P41"><text:s text:c="5"/>6 * 5 =</text:p>
      <text:p text:style-name="P41"/>
      <text:p text:style-name="P41"><text:s text:c="5"/>96 * 96 =</text:p>
      <text:p text:style-name="P41"/>
      <text:p text:style-name="P41"><text:s text:c="5"/>97 * 97 =</text:p>
      <text:p text:style-name="P41"/>
      <text:p text:style-name="P41"><text:s text:c="5"/>99 * 99 =</text:p>
      <text:p text:style-name="P41"/>
      <text:p text:style-name="P41"><text:s text:c="5"/>95 * 95 =</text:p>
      <text:p text:style-name="P41"/>
      <text:p text:style-name="P41"><text:s text:c="5"/>98 * 97 =</text:p>
      <text:p text:style-name="P41"/>
      <text:p text:style-name="P22">Násobení větších čísel, než je referenční</text:p>
      <text:p text:style-name="P20">Čísla nemusí být vždy pouze menší, než je referenční číslo Zkusme si vypočítat 13 * 15. Referenční číslo bude opět 10, ale jelikož jsou naše čísla větší, budeme psát doplňková čísla nad čísla původní.</text:p>
      <text:p text:style-name="P20"/>
      <text:p text:style-name="P20"><text:s text:c="5"/>+3 <text:s text:c="2"/>+5</text:p>
      <text:p text:style-name="P20"><text:span text:style-name="T22">10 <text:s text:c="2"/></text:span>13 * 15 =</text:p>
      <text:p text:style-name="P20">Opět spočítáme křížový součet, ale tentokrát jsou doplňková čísla nad původními hodnotami a jsou kladná, tudíž je budeme přičítat (15+3 nebo 13+5 = 18):</text:p>
      <text:p text:style-name="P20"/>
      <text:p text:style-name="P20"><text:s text:c="5"/><text:span text:style-name="T1">+3</text:span> <text:s text:c="2"/><text:span text:style-name="T9">+5</text:span></text:p>
      <text:p text:style-name="P20"><text:span text:style-name="T22">10 <text:s text:c="2"/></text:span><text:span text:style-name="T9">13</text:span> * <text:span text:style-name="T1">15</text:span> = 18*10</text:p>
      <text:p text:style-name="P20"/>
      <text:p text:style-name="P20">A následně budeme násobit doplňková čísla:</text:p>
      <text:p text:style-name="P20"/>
      <text:p text:style-name="P20"/>
      <text:p text:style-name="P20"><text:s text:c="5"/><text:span text:style-name="T9">+3</text:span> <text:s text:c="2"/><text:span text:style-name="T9">+5</text:span> <text:s text:c="2"/>+15</text:p>
      <text:p text:style-name="P31"><text:span text:style-name="T22">10 <text:s text:c="2"/></text:span>13 * 15 = 180</text:p>
      <text:p text:style-name="P20"><text:s text:c="15"/>195</text:p>
      <text:p text:style-name="P20"/>
      <text:p text:style-name="P20"/>
      <text:p text:style-name="P20">Příklady</text:p>
      <text:p text:style-name="P20"/>
      <text:p text:style-name="P20">12 * 15 =</text:p>
      <text:p text:style-name="P20"/>
      <text:p text:style-name="P20">13 * 14 =</text:p>
      <text:p text:style-name="P20"/>
      <text:p text:style-name="P20">12 * 12 =</text:p>
      <text:p text:style-name="P20"/>
      <text:p text:style-name="P20">13 * 13 =</text:p>
      <text:p text:style-name="P20"/>
      <text:p text:style-name="P20">12 * 14 =</text:p>
      <text:p text:style-name="P20"/>
      <text:p text:style-name="P20">12 * 16 =</text:p>
      <text:p text:style-name="P20"/>
      <text:p text:style-name="P20">14 * 14 =</text:p>
      <text:p text:style-name="P20"/>
      <text:p text:style-name="P20">15 * 15 =</text:p>
      <text:p text:style-name="P20"/>
      <text:p text:style-name="P20">12 * 18 =</text:p>
      <text:p text:style-name="P20"/>
      <text:p text:style-name="P20">16 * 14 =</text:p>
      <text:p text:style-name="P20"/>
      <text:p text:style-name="P20"/>
      <text:p text:style-name="P20">Vše platí obdobně pro čísla nad 100:</text:p>
      <text:p text:style-name="P20"/>
      <text:p text:style-name="P22"><text:s text:c="5"/><text:span text:style-name="T21">+13 <text:s text:c="3"/>+2 <text:s text:c="2"/>13*2</text:span></text:p>
      <text:p text:style-name="P22">100 <text:s/><text:span text:style-name="T21">113 * 102 = (113+2)*100</text:span></text:p>
      <text:p text:style-name="P20"/>
      <text:p text:style-name="P20">(113 + 2) * 100 = 11500</text:p>
      <text:p text:style-name="P31">13 * 2 <text:s text:c="9"/>= <text:s text:c="3"/>26</text:p>
      <text:p text:style-name="P45"><text:s text:c="18"/>11526</text:p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78721" officeooo:paragraph-rsid="00278721"/>
    </style:style>
    <style:page-layout style:name="Mpm1">
      <style:page-layout-properties fo:page-width="21.001cm" fo:page-height="29.7cm" style:num-format="1" style:print-orientation="portrait" fo:margin-top="1.799cm" fo:margin-bottom="0.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0.497cm">
          <style:column style:rel-width="4818*" fo:start-indent="0cm" fo:end-indent="0.249cm"/>
          <style:column style:rel-width="4819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Inspirováno knihou „Speed Math for Kids“ od Billa Handleyho a jinými zdroji na internetu.</text:p>
        <text:p text:style-name="MP1">Licence: CC BY-SA 4.0, Autor: Lukáš Doktor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káš Doktor</meta:initial-creator>
    <meta:creation-date>2021-06-17T10:00:47.462413134</meta:creation-date>
    <dc:date>2021-06-18T10:48:15.944122613</dc:date>
    <dc:creator>Lukáš Doktor</dc:creator>
    <meta:editing-duration>PT2H54M55S</meta:editing-duration>
    <meta:editing-cycles>6</meta:editing-cycles>
    <meta:generator>LibreOffice/6.4.7.2$Linux_X86_64 LibreOffice_project/40$Build-2</meta:generator>
    <meta:printed-by>Lukáš Doktor</meta:printed-by>
    <meta:print-date>2021-06-17T14:24:08.743941795</meta:print-date>
    <meta:document-statistic meta:table-count="0" meta:image-count="0" meta:object-count="0" meta:page-count="3" meta:paragraph-count="162" meta:word-count="1023" meta:character-count="5155" meta:non-whitespace-character-count="3852"/>
  </office:meta>
</office:document-meta>
</file>